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5.4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46.5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Large fractured tourmaline crystal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Allotriomorphic in basal sections (pseudohexagonal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High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Bluish ton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Weak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Not present (fractured)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To mica on fractures and crystal edg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Anomalous because it is a basal secti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Almost total due to basal section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Concentric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75" table:style-name="ce6">
            <text:p>75%</text:p>
          </table:table-cell>
          <table:table-cell table:number-columns-repeated="16382"/>
        </table:table-row>
        <table:table-row table:style-name="ro2">
          <table:table-cell table:number-columns-repeated="2" table:style-name="ce7"/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office:value-type="string" table:style-name="ce8">
            <text:p>Other important minerals in the thin section (%)</text:p>
          </table:table-cell>
          <table:table-cell office:value-type="string" table:style-name="ce5">
            <text:p>Quartz 20%</text:p>
          </table:table-cell>
          <table:table-cell office:value-type="string" table:style-name="ce5">
            <text:p>Muscovite and biotite 5%</text:p>
          </table:table-cell>
          <table:table-cell table:number-columns-repeated="3" table:style-name="ce7"/>
          <table:table-cell table:number-columns-repeated="16378"/>
        </table:table-row>
        <table:table-row table:style-name="ro2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8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9">
            <text:p>General characteristics of the mineral</text:p>
          </table:table-cell>
          <table:table-cell office:value-type="string" table:style-name="ce5">
            <text:p>Tourmaline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7">
            <text:p>(Na, Ca)(Al, Fe, Li)(Al, Mg, Mn)<text:span text:style-name="T2">6</text:span>(BO<text:span text:style-name="T2">3</text:span>)<text:span text:style-name="T2">3</text:span>(Si<text:span text:style-name="T2">6</text:span>O<text:span text:style-name="T2">18</text:span>)(OH, F)<text:span text:style-name="T2">4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5">
            <text:p>Idiomorphic, hypidiomorphic or allotriomorphic with prismatic and basal pseudohexagonal or triangular sections. Sometimes in columnar aggregates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ief</text:p>
          </table:table-cell>
          <table:table-cell office:value-type="string" table:style-name="ce5">
            <text:p>Hig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0">
            <text:p>Very diverse, from blue, pink, green or brown to colorless and marking the zonati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Quite marked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leavage</text:p>
          </table:table-cell>
          <table:table-cell office:value-type="string" table:style-name="ce5">
            <text:p>Poor, in two direction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5">
            <text:p>To mica and chlori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2nd order but usually masked by the color of the miner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Right, visible in prismatic section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5">
            <text:p>Rarel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Frequentl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Negative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1:37:06Z</dc:date>
    <meta:editing-cycles>9</meta:editing-cycles>
    <meta:editing-duration>PT4012S</meta:editing-duration>
  </office:meta>
</office:document-meta>
</file>